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53c4c" officeooo:paragraph-rsid="00153c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am trying to upload this file in github.</text:p>
      <text:p text:style-name="P1"/>
      <text:p text:style-name="P1">haha look at this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1-17T10:09:30.953019210</dc:date>
    <meta:editing-duration>PT59S</meta:editing-duration>
    <meta:editing-cycles>1</meta:editing-cycles>
    <meta:document-statistic meta:table-count="0" meta:image-count="0" meta:object-count="0" meta:page-count="1" meta:paragraph-count="2" meta:word-count="13" meta:character-count="60" meta:non-whitespace-character-count="49"/>
  </office:meta>
</office:document-meta>
</file>